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0000000A6C42DCE24724F30FD.png" manifest:media-type="image/png"/>
  <manifest:file-entry manifest:full-path="Pictures/1000000100000299000001980ABE152337E537D6.png" manifest:media-type="image/png"/>
  <manifest:file-entry manifest:full-path="Pictures/10008B36000044C800002A335D1C1BFD16B5D53D.svg" manifest:media-type="image/svg+xml"/>
  <manifest:file-entry manifest:full-path="Pictures/1000000100000400000001B967E7986F8BEAA3C3.png" manifest:media-type="image/png"/>
  <manifest:file-entry manifest:full-path="Pictures/100000000000036E000002492B63664C33C85C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Garamond1" svg:font-family="Garamond"/>
    <style:font-face style:name="Garamond2" svg:font-family="Garamond" style:font-family-generic="roman"/>
    <style:font-face style:name="Garamond3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ibre Baskerville1" svg:font-family="'Libre Baskerville'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1482a5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43cm" fo:padding-bottom="0.143cm" fo:padding-left="0.143cm" fo:padding-right="0.143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.155cm" fo:padding-left="0.31cm" fo:padding-right="0.31cm" fo:wrap-option="wrap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529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.529cm" fo:margin-bottom="0cm" fo:line-height="100%" fo:text-align="center" style:punctuation-wrap="simple" style:writing-mode="lr-tb" style:font-independent-line-spacing="true"/>
      <style:text-properties fo:font-size="70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46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solid" draw:fill-color="#1482a5"/>
      <style:paragraph-properties fo:text-align="center" style:font-independent-line-spacing="true"/>
      <style:text-properties fo:font-size="24pt"/>
    </style:style>
    <style:style style:name="P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48pt"/>
    </style:style>
    <style:style style:name="P9" style:family="paragraph">
      <style:paragraph-properties fo:margin-top="0.564cm" fo:margin-bottom="0cm" fo:line-height="100%" fo:text-align="start" style:punctuation-wrap="simple" style:writing-mode="lr-tb">
        <style:tab-stops>
          <style:tab-stop style:position="0.582cm"/>
          <style:tab-stop style:position="5.812cm"/>
        </style:tab-stops>
      </style:paragraph-properties>
    </style:style>
    <style:style style:name="P10" style:family="paragraph">
      <style:paragraph-properties fo:margin-top="0.102cm" fo:margin-bottom="0cm" fo:line-height="100%" fo:text-align="start" style:punctuation-wrap="simple" style:writing-mode="lr-tb">
        <style:tab-stops>
          <style:tab-stop style:position="0.582cm"/>
          <style:tab-stop style:position="5.812cm"/>
        </style:tab-stops>
      </style:paragraph-properties>
    </style:style>
    <style:style style:name="P11" style:family="paragraph">
      <loext:graphic-properties draw:fill="none"/>
      <style:paragraph-properties fo:margin-top="0.564cm" fo:margin-bottom="0cm" fo:line-height="100%" fo:text-align="start" style:punctuation-wrap="simple" style:writing-mode="lr-tb" style:font-independent-line-spacing="true">
        <style:tab-stops>
          <style:tab-stop style:position="0.582cm"/>
          <style:tab-stop style:position="5.812cm"/>
        </style:tab-stops>
      </style:paragraph-properties>
      <style:text-properties fo:font-size="24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235078" loext:opacity="100%" style:text-line-through-style="none" style:text-line-through-type="none" style:text-position="0% 100%" style:font-name="Arial" fo:font-size="70pt" fo:letter-spacing="normal" fo:language="fr" fo:country="FR" fo:font-style="normal" style:text-underline-style="none" fo:font-weight="normal" fo:background-color="transparent" style:font-name-asian="Times New Roman1" style:font-size-asian="70pt" style:font-style-asian="normal" style:font-weight-asian="normal" style:font-name-complex="Arial" style:font-size-complex="70pt" style:font-style-complex="normal" style:font-weight-complex="normal"/>
    </style:style>
    <style:style style:name="T2" style:family="text">
      <style:text-properties fo:font-variant="normal" fo:text-transform="none" fo:color="#1482a5" loext:opacity="100%" style:text-line-through-style="none" style:text-line-through-type="none" style:text-position="0% 100%" style:font-name="Libre Baskerville1" fo:font-size="46pt" fo:letter-spacing="normal" fo:language="fr" fo:country="FR" fo:font-style="normal" style:text-underline-style="none" fo:font-weight="bold" fo:background-color="transparent" style:font-name-asian="Libre Baskerville1" style:font-size-asian="46pt" style:font-style-asian="normal" style:font-weight-asian="bold" style:font-name-complex="Libre Baskerville1" style:font-size-complex="4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bold" fo:background-color="transparent" style:font-name-asian="Times New Roman1" style:font-size-asian="44pt" style:font-style-asian="normal" style:font-weight-asian="bold" style:font-name-complex="Arial" style:font-size-complex="4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44pt" fo:letter-spacing="normal" fo:language="fr" fo:country="FR" fo:font-style="normal" style:text-underline-style="none" fo:font-weight="bold" fo:background-color="transparent" style:font-name-asian="Times New Roman1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bold" fo:background-color="transparent" style:font-name-asian="Times New Roman1" style:font-size-asian="48pt" style:font-style-asian="normal" style:font-weight-asian="bold" style:font-name-complex="Arial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Arial" style:font-size-complex="3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size-asian="29pt" style:font-style-asian="normal" style:font-weight-asian="normal" style:font-name-complex="Arial" style:font-size-complex="29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9pt" fo:letter-spacing="normal" fo:language="fr" fo:country="FR" fo:font-style="normal" style:text-underline-style="none" fo:font-weight="normal" fo:background-color="transparent" style:font-size-asian="29pt" style:font-style-asian="normal" style:font-weight-asian="normal" style:font-name-complex="Arial" style:font-size-complex="29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fr" fo:country="FR" fo:font-style="italic" style:text-underline-style="none" fo:font-weight="normal" fo:background-color="transparent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fr" fo:country="FR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name-complex="Arial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350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482a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Text Placeholder 5" draw:style-name="gr1" draw:text-style-name="P2" draw:layer="layout" svg:width="49.335cm" svg:height="8.885cm" svg:x="15.02cm" svg:y="3.061cm">
          <text:p text:style-name="P1"><text:span text:style-name="T1">Détection automatique d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4" draw:layer="layout" svg:width="6.736cm" svg:height="2.231cm" svg:x="2.767cm" svg:y="14.816cm">
          <text:p text:style-name="P3"><text:span text:style-name="T2">Résum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Rectangle 10">
          <draw:custom-shape draw:name="Rectangle" draw:style-name="gr3" draw:text-style-name="P6" draw:layer="layout" svg:width="36.375cm" svg:height="2.539cm" svg:x="1.089cm" svg:y="26.006cm">
            <text:p text:style-name="P5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" draw:style-name="gr4" draw:text-style-name="P7" draw:layer="layout" svg:width="10.043cm" svg:height="2.146cm" svg:x="14.255cm" svg:y="26.175cm">
            <text:p text:style-name="P5"><text:span text:style-name="T4">Problematic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Rectangle 10">
          <draw:custom-shape draw:name="Rectangle" draw:style-name="gr3" draw:text-style-name="P6" draw:layer="layout" svg:width="37.55cm" svg:height="2.539cm" svg:x="40.501cm" svg:y="26.006cm">
            <text:p text:style-name="P5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" draw:style-name="gr5" draw:text-style-name="P7" draw:layer="layout" svg:width="7.278cm" svg:height="2.146cm" svg:x="55.637cm" svg:y="26.175cm">
            <text:p text:style-name="P5"><text:span text:style-name="T5">Objectiv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7" draw:style-name="gr6" draw:text-style-name="P8" draw:layer="layout" svg:width="71.258cm" svg:height="2.284cm" svg:x="4.69cm" svg:y="102.452cm">
          <text:p text:style-name="P5"><text:span text:style-name="T6">Title of the 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Rectangle 10">
          <draw:custom-shape draw:name="Rectangle" draw:style-name="gr3" draw:text-style-name="P6" draw:layer="layout" svg:width="37.55cm" svg:height="2.539cm" svg:x="40.501cm" svg:y="65.933cm">
            <text:p text:style-name="P5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" draw:style-name="gr7" draw:text-style-name="P7" draw:layer="layout" svg:width="8.743cm" svg:height="2.146cm" svg:x="54.904cm" svg:y="66.101cm">
            <text:p text:style-name="P5"><text:span text:style-name="T4">Conclu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Rectangle 10">
          <draw:custom-shape draw:name="Rectangle" draw:style-name="gr3" draw:text-style-name="P6" draw:layer="layout" svg:width="37.55cm" svg:height="2.539cm" svg:x="40.501cm" svg:y="81.626cm">
            <text:p text:style-name="P5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roblematics" draw:style-name="gr8" draw:text-style-name="P7" draw:layer="layout" svg:width="9.179cm" svg:height="2.146cm" svg:x="54.686cm" svg:y="81.794cm">
            <text:p text:style-name="P5"><text:span text:style-name="T4">Participa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81" draw:style-name="gr9" draw:text-style-name="P11" draw:layer="layout" svg:width="12.384cm" svg:height="3.799cm" svg:x="42.616cm" svg:y="94.869cm">
          <text:p text:style-name="P9"><text:span text:style-name="T7">Agnès ARNOULD</text:span></text:p>
          <text:p text:style-name="P10"><text:span text:style-name="T8">Maître de conférence</text:span><text:span text:style-name="T9"><text:line-break/></text:span><text:span text:style-name="T10">agnes.arnould@univ-poitiers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1" draw:layer="layout" svg:width="10.745cm" svg:height="3.799cm" svg:x="42.616cm" svg:y="84.87cm">
          <text:p text:style-name="P9"><text:span text:style-name="T7">Maxime </text:span><text:span text:style-name="T11">GAIDE</text:span></text:p>
          <text:p text:style-name="P10"><text:span text:style-name="T8">Doctorant</text:span><text:span text:style-name="T9"><text:line-break/></text:span><text:span text:style-name="T10">maxime.gaide@ensma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11" draw:layer="layout" svg:width="15.745cm" svg:height="3.799cm" svg:x="61.555cm" svg:y="89.9cm">
          <text:p text:style-name="P9"><text:span text:style-name="T7">Hakim BELHAOUARI</text:span></text:p>
          <text:p text:style-name="P10"><text:span text:style-name="T12">Maître de conférence</text:span><text:span text:style-name="T9"><text:line-break/></text:span><text:span text:style-name="T10">hakim.ferrier.belhaouari@univ-poitiers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2" draw:text-style-name="P11" draw:layer="layout" svg:width="10.745cm" svg:height="3.799cm" svg:x="42.616cm" svg:y="89.971cm">
          <text:p text:style-name="P9"><text:span text:style-name="T7">David MARCHEIX</text:span></text:p>
          <text:p text:style-name="P10"><text:span text:style-name="T12">Maître de conférence</text:span><text:span text:style-name="T9"><text:line-break/></text:span><text:span text:style-name="T10">marcheix@ensma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11" draw:layer="layout" svg:width="10.745cm" svg:height="4.01cm" svg:x="61.616cm" svg:y="94.87cm">
          <text:p text:style-name="P9"><text:span text:style-name="T7">Stéphane JEAN</text:span></text:p>
          <text:p text:style-name="P10"><text:span text:style-name="T12">Maître de conférence HDR</text:span><text:span text:style-name="T9"><text:line-break/></text:span><text:span text:style-name="T9">jean</text:span><text:span text:style-name="T10">@ensma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4" draw:text-style-name="P11" draw:layer="layout" svg:width="11.884cm" svg:height="3.799cm" svg:x="61.616cm" svg:y="84.87cm">
          <text:p text:style-name="P9"><text:span text:style-name="T7">Xavier SKAPIN</text:span></text:p>
          <text:p text:style-name="P10"><text:span text:style-name="T12">Maître de conférence</text:span><text:span text:style-name="T9"><text:line-break/></text:span><text:span text:style-name="T10">xavier.skapin@univ-poitiers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Garamond1" svg:font-family="Garamond"/>
    <style:font-face style:name="Garamond2" svg:font-family="Garamond" style:font-family-generic="roman"/>
    <style:font-face style:name="Garamond3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ibre Baskerville1" svg:font-family="'Libre Baskerville'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1" fo:font-family="Garamond" fo:font-size="135pt" fo:letter-spacing="normal" fo:language="fr" fo:country="F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35pt" style:font-style-asian="normal" style:font-weight-asian="normal" style:font-name-complex="Lohit Devanagari" style:font-family-complex="'Lohit Devanagari'" style:font-family-generic-complex="system" style:font-pitch-complex="variable" style:font-size-complex="13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aramond1" fo:font-family="Garamond" fo:font-size="99pt" fo:letter-spacing="normal" fo:font-style="normal" style:text-underline-style="none" fo:font-weight="normal" fo:background-color="transparent" style:font-size-asian="99pt" style:font-style-asian="normal" style:font-weight-asian="normal" style:font-size-complex="99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aramond1" fo:font-family="Garamond" fo:font-size="83pt" fo:letter-spacing="normal" fo:font-style="normal" style:text-underline-style="none" fo:font-weight="normal" fo:background-color="transparent" style:font-size-asian="83pt" style:font-style-asian="normal" style:font-weight-asian="normal" style:font-size-complex="83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aramond1" fo:font-family="Garamond" fo:font-size="83pt" fo:letter-spacing="normal" fo:font-style="normal" style:text-underline-style="none" fo:font-weight="normal" fo:background-color="transparent" style:font-size-asian="83pt" style:font-style-asian="normal" style:font-weight-asian="normal" style:font-size-complex="83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letter-spacing="normal" fo:language="fr" fo:country="FR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9.375cm" fo:page-height="105.83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ffa836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235078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standard" style:list-style-name="ML2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Mgr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35cm" draw:stroke-linejoin="miter" draw:fill="solid" draw:fill-color="#235078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10" style:family="graphic" style:parent-style-name="standard">
      <style:graphic-properties draw:stroke="solid" svg:stroke-width="0.706cm" svg:stroke-color="#ffa836" draw:fill="none" draw:textarea-horizontal-align="center" draw:textarea-vertical-align="top" draw:auto-grow-height="false" draw:fit-to-size="false" style:shrink-to-fit="false" fo:padding-top="0.099cm" fo:padding-bottom="0.099cm" fo:padding-left="0.127cm" fo:padding-right="0.127cm" fo:wrap-option="wrap"/>
    </style:style>
    <style:style style:name="M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top" draw:auto-grow-height="false" draw:fit-to-size="false" style:shrink-to-fit="false" fo:min-height="17.674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solid" draw:fill-color="#ffa836"/>
      <style:paragraph-properties fo:text-align="center" style:font-independent-line-spacing="true"/>
      <style:text-properties fo:font-size="24pt"/>
    </style:style>
    <style:style style:name="MP7" style:family="paragraph">
      <loext:graphic-properties draw:fill="solid" draw:fill-color="#235078"/>
      <style:paragraph-properties fo:text-align="center" style:font-independent-line-spacing="true"/>
      <style:text-properties fo:font-size="24pt"/>
    </style:style>
    <style:style style:name="M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159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59pt"/>
    </style:style>
    <style:style style:name="MP14" style:family="paragraph">
      <style:paragraph-properties fo:text-align="center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Garamond" fo:font-size="55pt" fo:letter-spacing="normal" fo:language="fr" fo:country="FR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Garamond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159pt" fo:letter-spacing="normal" fo:language="fr" fo:country="FR" fo:font-style="normal" style:text-underline-style="none" fo:font-weight="normal" fo:background-color="transparent" style:font-size-asian="159pt" style:font-style-asian="normal" style:font-weight-asian="normal" style:font-size-complex="15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Flowchart: Document 34" draw:style-name="Mgr3" draw:text-style-name="MP6" draw:layer="backgroundobjects" svg:width="79.374cm" svg:height="35.401cm" draw:transform="rotate (-3.14159265358979) translate (79.375cm 48.367cm)">
        <text:p text:style-name="MP5"><text:span text:style-name="MT1"/></text:p>
        <draw:enhanced-geometry draw:mirror-horizontal="false" draw:mirror-vertical="false" drawooo:sub-view-size="21600 19255" draw:text-areas="0 0 ?f2 ?f3" svg:viewBox="0 0 0 0" draw:type="ooxml-non-primitive" draw:enhanced-path="M 0 0 L 21600 0 21600 15641 C 10800 15641 10800 21600 0 18214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g draw:name="Flowchart: Document 70">
        <draw:custom-shape draw:name="Shape" draw:style-name="Mgr4" draw:text-style-name="MP7" draw:layer="layout" svg:width="79.409cm" svg:height="35.519cm" draw:transform="rotate (-3.14159265358979) translate (79.408cm 48.391cm)">
          <text:p text:style-name="MP5"><text:span text:style-name="MT2"/></text:p>
          <draw:enhanced-geometry draw:mirror-horizontal="true" draw:mirror-vertical="false" drawooo:sub-view-size="21600 20035" draw:text-areas="0 0 ?f2 ?f3" svg:viewBox="0 0 0 0" draw:type="ooxml-non-primitive" draw:enhanced-path="M 0 27 L 21586 0 C 21586 5418 21600 12636 21600 18054 14729 18136 10525 21600 0 19174 L 0 27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" draw:style-name="Mgr5" draw:text-style-name="MP8" draw:layer="layout" svg:width="79.189cm" svg:height="2.582cm" draw:transform="rotate (-3.14159265358979) translate (79.3cm 31.922cm)">
          <text:p text:style-name="MP5"><text:span text:style-name="M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2" draw:style-name="Mgr6" draw:text-style-name="MP9" draw:layer="backgroundobjects" svg:width="8.234cm" svg:height="5.489cm" svg:x="69.862cm" svg:y="0.416cm">
        <draw:image xlink:href="Pictures/100000000000036E000002492B63664C33C85C39.jpg" xlink:type="simple" xlink:show="embed" xlink:actuate="onLoad" draw:mime-type="image/jpeg">
          <text:p/>
        </draw:image>
        <svg:desc>Logo ISAE ENSMA[1]</svg:desc>
      </draw:frame>
      <draw:frame draw:name="Picture 15" draw:style-name="Mgr7" draw:text-style-name="MP9" draw:layer="backgroundobjects" svg:width="10.911cm" svg:height="4.701cm" svg:x="1cm" svg:y="0.81cm">
        <draw:image xlink:href="Pictures/1000000100000400000001B967E7986F8BEAA3C3.png" xlink:type="simple" xlink:show="embed" xlink:actuate="onLoad" draw:mime-type="image/png">
          <text:p/>
        </draw:image>
        <svg:desc>lias</svg:desc>
      </draw:frame>
      <draw:custom-shape draw:name="Flowchart: Document 37" draw:style-name="Mgr8" draw:text-style-name="MP7" draw:layer="backgroundobjects" svg:width="79.445cm" svg:height="34.854cm" draw:transform="rotate (-3.14159265358979) translate (79.446cm 48.367cm)">
        <text:p text:style-name="MP5"><text:span text:style-name="MT1"/></text:p>
        <draw:enhanced-geometry draw:mirror-horizontal="false" draw:mirror-vertical="false" drawooo:sub-view-size="21600 19255" draw:text-areas="0 0 ?f2 ?f3" svg:viewBox="0 0 0 0" draw:type="ooxml-non-primitive" draw:enhanced-path="M 0 0 L 21600 0 21600 15641 C 10800 15641 10800 21600 0 18214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" draw:style-name="Mgr9" draw:text-style-name="MP10" draw:layer="backgroundobjects" svg:width="79.48cm" svg:height="91.748cm" draw:transform="rotate (-3.14159265358979) translate (79.481cm 105.293cm)">
        <text:p text:style-name="MP5"><text:span text:style-name="MT2"/></text:p>
        <draw:enhanced-geometry draw:mirror-horizontal="true" draw:mirror-vertical="false" drawooo:sub-view-size="21594 20784" draw:text-areas="0 0 ?f2 ?f3" svg:viewBox="0 0 0 0" draw:type="ooxml-non-primitive" draw:enhanced-path="M 11 0 L 21586 1 C 21586 2825 21594 16928 21594 19752 14725 19794 10523 21600 2 20335 -6 13584 19 6751 11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Rectangle 55" draw:style-name="Mgr8" draw:text-style-name="MP7" draw:layer="backgroundobjects" svg:width="79.48cm" svg:height="4.49cm" svg:x="0cm" svg:y="101.21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6" draw:style-name="Mgr10" draw:text-style-name="MP11" draw:layer="backgroundobjects" svg:x1="0cm" svg:y1="100.181cm" svg:x2="79.375cm" svg:y2="100.379cm">
        <text:p/>
      </draw:line>
      <draw:frame draw:name="Titre 1" presentation:style-name="Mpr1" draw:text-style-name="MP13" draw:layer="backgroundobjects" svg:width="67.468cm" svg:height="22.683cm" svg:x="5.953cm" svg:y="32.879cm" presentation:class="title" presentation:user-transformed="true">
        <draw:text-box>
          <text:p text:style-name="MP12"><text:span text:style-name="MT3">Modi</text:span><text:span text:style-name="MT3">fiez </text:span><text:span text:style-name="MT3">le </text:span><text:span text:style-name="MT3">style </text:span><text:span text:style-name="MT3">du </text:span><text:span text:style-name="MT3">titre</text:span></text:p>
        </draw:text-box>
      </draw:frame>
      <draw:frame draw:style-name="Mgr11" draw:text-style-name="MP14" draw:layer="backgroundobjects" svg:width="7.59cm" svg:height="4.656cm" svg:x="70.184cm" svg:y="6.7cm">
        <draw:image xlink:href="Pictures/10008B36000044C800002A335D1C1BFD16B5D53D.svg" xlink:type="simple" xlink:show="embed" xlink:actuate="onLoad" draw:mime-type="image/svg+xml">
          <text:p/>
        </draw:image>
        <draw:image xlink:href="Pictures/1000000100000299000001980ABE152337E537D6.png" xlink:type="simple" xlink:show="embed" xlink:actuate="onLoad" draw:mime-type="image/png"/>
      </draw:frame>
      <draw:frame draw:style-name="Mgr11" draw:text-style-name="MP14" draw:layer="backgroundobjects" svg:width="10.5cm" svg:height="3.89cm" svg:x="1.205cm" svg:y="6.782cm">
        <draw:image xlink:href="Pictures/10000001000001C0000000A6C42DCE24724F30FD.png" xlink:type="simple" xlink:show="embed" xlink:actuate="onLoad" draw:mime-type="image/png">
          <text:p/>
        </draw:image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Mickael BARON</meta:initial-creator>
    <meta:editing-cycles>6</meta:editing-cycles>
    <meta:print-date>2021-07-09T08:51:41</meta:print-date>
    <meta:creation-date>2021-07-09T07:28:38</meta:creation-date>
    <dc:date>2023-06-13T10:40:45.283183014</dc:date>
    <meta:editing-duration>PT57M52S</meta:editing-duration>
    <meta:generator>LibreOffice/7.3.7.2$Linux_X86_64 LibreOffice_project/30$Build-2</meta:generator>
    <meta:document-statistic meta:object-count="52"/>
    <meta:user-defined meta:name="AppVersion">16.0000</meta:user-defined>
    <meta:user-defined meta:name="PresentationFormat">Personnalisé</meta:user-defined>
    <meta:user-defined meta:name="Slides" meta:value-type="float">1</meta:user-defined>
    <meta:template xlink:type="simple" xlink:actuate="onRequest" xlink:title="Thème1" xlink:href=""/>
  </office:meta>
</office:document-meta>
</file>